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 style:font-family-generic="swiss"/>
    <style:font-face style:name="IRTehran" svg:font-family="IRTehr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93a2" officeooo:paragraph-rsid="000093a2" style:font-name-complex="IRTehran"/>
    </style:style>
    <style:style style:name="P2" style:family="paragraph" style:parent-style-name="Standard">
      <style:paragraph-properties fo:text-align="end" style:justify-single-word="false"/>
      <style:text-properties officeooo:rsid="00032dcf" officeooo:paragraph-rsid="00032dcf" style:font-name-complex="IRTehran"/>
    </style:style>
    <style:style style:name="P3" style:family="paragraph" style:parent-style-name="Standard">
      <style:paragraph-properties fo:text-align="end" style:justify-single-word="false"/>
      <style:text-properties officeooo:rsid="000511f9" officeooo:paragraph-rsid="000511f9" style:font-name-complex="IRTehran"/>
    </style:style>
    <style:style style:name="P4" style:family="paragraph" style:parent-style-name="Standard">
      <style:paragraph-properties fo:text-align="end" style:justify-single-word="false"/>
      <style:text-properties officeooo:rsid="00074826" officeooo:paragraph-rsid="00074826" style:font-name-complex="IRTehran"/>
    </style:style>
    <style:style style:name="T1" style:family="text">
      <style:text-properties officeooo:rsid="00011d31"/>
    </style:style>
    <style:style style:name="T2" style:family="text">
      <style:text-properties officeooo:rsid="000497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4"/>
      <text:p text:style-name="P4"><text:s/>– با کدام یک از زبان‌های برنامه‌نویسی می‌توانید پروژه را انجام دهید؟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 style:font-family-generic="swiss"/>
    <style:font-face style:name="IRTehran" svg:font-family="IRTehr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1" style:font-family-complex="Tahoma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08:55:28.790000000</meta:creation-date>
    <dc:date>2022-05-28T01:48:46.059297865</dc:date>
    <meta:editing-duration>PT26M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3" meta:character-count="77" meta:non-whitespace-character-count="64"/>
  </office:meta>
</office:document-meta>
</file>